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7AF13F8DEC15CDF0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368cm, 0.151cm, 12.461cm, 5.78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39cm" svg:height="21.8cm" svg:x="0.792cm" svg:y="2.291cm">
          <draw:image xlink:href="Pictures/10000000000005E8000007E07AF13F8DEC15CDF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5:41:41.749333129</dc:date>
    <meta:editing-duration>PT3M36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